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Réchauffement, dérèglement, changement climatique… Quelles différences ?</text:h>
      <text:p text:style-name="Text_20_body">Le <text:span text:style-name="Strong_20_Emphasis">réchauffement climatique</text:span> est le constat d’une augmentation de la température terrestre moyenne sur de longues périodes. On parle aussi de <text:span text:style-name="Strong_20_Emphasis">changement climatique</text:span> ou de <text:span text:style-name="Strong_20_Emphasis">dérèglements climatiques</text:span> car on note des changements importants dans les phénomènes climatiques : des canicules plus fréquentes et intenses, une perturbation du cycle de l’eau avec plus de précipitations violentes mais aussi plus de sécheresses, des ouragans et des tempêtes plus nombreuses, un déplacement d’évènements saisonniers, etc. Il s’agit d’étudier et d’anticiper les variations de température pour l’ensemble du globe et sur des temps longs (étude du climat à grande échelle) et non la variabilité des températures à l’échelle de quelques jours ou sur une saison (prévisions météorologiques).</text:p>
      <text:p text:style-name="Text_20_body">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2T09:23:30.460000000</meta:creation-date>
    <dc:date>2023-06-12T09:24:38.073000000</dc:date>
    <meta:editing-duration>PT1M7S</meta:editing-duration>
    <meta:editing-cycles>1</meta:editing-cycles>
    <meta:document-statistic meta:table-count="0" meta:image-count="0" meta:object-count="0" meta:page-count="1" meta:paragraph-count="3" meta:word-count="120" meta:character-count="844" meta:non-whitespace-character-count="725"/>
    <meta:generator>LibreOffice/7.5.3.2$Windows_X86_64 LibreOffice_project/9f56dff12ba03b9acd7730a5a481eea045e468f3</meta:generator>
  </office:meta>
</office:document-meta>
</file>